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Helvetica" svg:font-family="Helvetica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Helvetica" fo:font-weight="bold" officeooo:rsid="001cdae5" officeooo:paragraph-rsid="001cdae5" style:font-weight-asian="bold" style:font-weight-complex="bold"/>
    </style:style>
    <style:style style:name="P2" style:family="paragraph" style:parent-style-name="Standard">
      <style:text-properties fo:font-weight="bold" officeooo:rsid="0032da15" officeooo:paragraph-rsid="001e5d1a" style:font-weight-asian="bold" style:font-weight-complex="bold"/>
    </style:style>
    <style:style style:name="P3" style:family="paragraph" style:parent-style-name="Standard" style:list-style-name="L1">
      <style:text-properties officeooo:rsid="00275192" officeooo:paragraph-rsid="001e5d1a"/>
    </style:style>
    <style:style style:name="P4" style:family="paragraph" style:parent-style-name="Standard" style:list-style-name="L1">
      <style:text-properties fo:font-size="12pt" officeooo:rsid="0032da15" officeooo:paragraph-rsid="001e5d1a" style:font-size-asian="12pt" style:font-size-complex="12pt"/>
    </style:style>
    <style:style style:name="P5" style:family="paragraph" style:parent-style-name="Standard" style:list-style-name="L1">
      <style:text-properties fo:font-size="12pt" officeooo:rsid="003308d3" officeooo:paragraph-rsid="001e5d1a" style:font-size-asian="12pt" style:font-size-complex="12pt"/>
    </style:style>
    <style:style style:name="P6" style:family="paragraph" style:parent-style-name="Standard" style:list-style-name="L1">
      <style:text-properties officeooo:paragraph-rsid="001e5d1a"/>
    </style:style>
    <style:style style:name="P7" style:family="paragraph" style:parent-style-name="Standard">
      <style:text-properties style:font-name="Helvetica" officeooo:paragraph-rsid="001e5d1a"/>
    </style:style>
    <style:style style:name="P8" style:family="paragraph" style:parent-style-name="Standard">
      <style:text-properties style:font-name="Helvetica" officeooo:paragraph-rsid="001c0211"/>
    </style:style>
    <style:style style:name="P9" style:family="paragraph" style:parent-style-name="Standard">
      <style:text-properties style:font-name="Helvetica" fo:font-weight="bold" officeooo:paragraph-rsid="001c0211" style:font-weight-asian="bold" style:font-weight-complex="bold"/>
    </style:style>
    <style:style style:name="P10" style:family="paragraph" style:parent-style-name="Standard">
      <style:text-properties style:font-name="Helvetica" fo:font-weight="bold" officeooo:rsid="0028ee0f" officeooo:paragraph-rsid="0028ee0f" style:font-weight-asian="bold" style:font-weight-complex="bold"/>
    </style:style>
    <style:style style:name="P11" style:family="paragraph" style:parent-style-name="Standard">
      <style:text-properties style:font-name="Helvetica" officeooo:rsid="0028ee0f" officeooo:paragraph-rsid="0028ee0f"/>
    </style:style>
    <style:style style:name="P12" style:family="paragraph" style:parent-style-name="Standard">
      <style:text-properties style:font-name="Helvetica" fo:font-weight="bold" officeooo:paragraph-rsid="0028ee0f" style:font-weight-asian="bold" style:font-weight-complex="bold"/>
    </style:style>
    <style:style style:name="P13" style:family="paragraph" style:parent-style-name="Standard">
      <style:text-properties style:font-name="Helvetica" officeooo:paragraph-rsid="0028ee0f"/>
    </style:style>
    <style:style style:name="P14" style:family="paragraph" style:parent-style-name="Standard">
      <style:paragraph-properties fo:margin-left="1.251cm" fo:text-indent="0cm" style:auto-text-indent="false"/>
      <style:text-properties style:font-name="Helvetica" officeooo:paragraph-rsid="002adf31"/>
    </style:style>
    <style:style style:name="P15" style:family="paragraph" style:parent-style-name="Standard">
      <style:paragraph-properties fo:margin-left="1.251cm" fo:text-indent="0cm" style:auto-text-indent="false"/>
      <style:text-properties style:font-name="Helvetica" officeooo:paragraph-rsid="00306e4a"/>
    </style:style>
    <style:style style:name="P16" style:family="paragraph" style:parent-style-name="Standard">
      <style:paragraph-properties fo:margin-left="1.251cm" fo:text-indent="0cm" style:auto-text-indent="false"/>
      <style:text-properties style:font-name="Helvetica" officeooo:rsid="005f32ab" officeooo:paragraph-rsid="005f32ab"/>
    </style:style>
    <style:style style:name="P17" style:family="paragraph" style:parent-style-name="Standard">
      <style:paragraph-properties fo:margin-left="1.251cm" fo:text-indent="0cm" style:auto-text-indent="false"/>
      <style:text-properties style:font-name="Helvetica" officeooo:rsid="002a1514" officeooo:paragraph-rsid="00306e4a"/>
    </style:style>
    <style:style style:name="P18" style:family="paragraph" style:parent-style-name="Standard">
      <style:paragraph-properties fo:margin-left="1.251cm" fo:text-indent="0cm" style:auto-text-indent="false"/>
      <style:text-properties style:font-name="Helvetica" officeooo:rsid="002adf31" officeooo:paragraph-rsid="00306e4a"/>
    </style:style>
    <style:style style:name="P19" style:family="paragraph" style:parent-style-name="Standard">
      <style:paragraph-properties fo:margin-left="1.251cm" fo:text-indent="0cm" style:auto-text-indent="false"/>
      <style:text-properties style:font-name="Helvetica" officeooo:paragraph-rsid="0028ee0f"/>
    </style:style>
    <style:style style:name="P20" style:family="paragraph" style:parent-style-name="Standard">
      <style:paragraph-properties fo:margin-left="1.251cm" fo:text-indent="0cm" style:auto-text-indent="false"/>
      <style:text-properties style:font-name="Helvetica" officeooo:paragraph-rsid="0033aca8"/>
    </style:style>
    <style:style style:name="P21" style:family="paragraph" style:parent-style-name="Standard">
      <style:paragraph-properties fo:margin-left="1.251cm" fo:text-indent="0cm" style:auto-text-indent="false"/>
      <style:text-properties style:font-name="Helvetica" officeooo:paragraph-rsid="00402232"/>
    </style:style>
    <style:style style:name="P22" style:family="paragraph" style:parent-style-name="Standard">
      <style:paragraph-properties fo:margin-left="1.251cm" fo:text-indent="0cm" style:auto-text-indent="false"/>
      <style:text-properties style:font-name="Helvetica" officeooo:paragraph-rsid="0061a79e"/>
    </style:style>
    <style:style style:name="P23" style:family="paragraph" style:parent-style-name="Standard">
      <style:paragraph-properties fo:margin-left="1.251cm" fo:text-indent="0cm" style:auto-text-indent="false"/>
      <style:text-properties style:font-name="Helvetica" officeooo:paragraph-rsid="007021f9"/>
    </style:style>
    <style:style style:name="P24" style:family="paragraph" style:parent-style-name="Standard">
      <style:paragraph-properties fo:margin-left="1.251cm" fo:text-indent="0cm" style:auto-text-indent="false"/>
      <style:text-properties style:font-name="Helvetica" officeooo:rsid="00382e6a" officeooo:paragraph-rsid="00382e6a"/>
    </style:style>
    <style:style style:name="P25" style:family="paragraph" style:parent-style-name="Standard">
      <style:paragraph-properties fo:margin-left="1.251cm" fo:text-indent="0cm" style:auto-text-indent="false"/>
      <style:text-properties style:font-name="Helvetica" officeooo:rsid="002adf31" officeooo:paragraph-rsid="0033aca8"/>
    </style:style>
    <style:style style:name="P26" style:family="paragraph" style:parent-style-name="Standard">
      <style:paragraph-properties fo:margin-left="1.251cm" fo:text-indent="0cm" style:auto-text-indent="false"/>
      <style:text-properties style:font-name="Helvetica" officeooo:rsid="0033aca8" officeooo:paragraph-rsid="0033aca8"/>
    </style:style>
    <style:style style:name="P27" style:family="paragraph" style:parent-style-name="Standard">
      <style:paragraph-properties fo:margin-left="1.251cm" fo:text-indent="0cm" style:auto-text-indent="false"/>
      <style:text-properties style:font-name="Helvetica" officeooo:rsid="002e49bf" officeooo:paragraph-rsid="0033aca8"/>
    </style:style>
    <style:style style:name="P28" style:family="paragraph" style:parent-style-name="Standard">
      <style:paragraph-properties fo:margin-left="1.251cm" fo:text-indent="0cm" style:auto-text-indent="false"/>
      <style:text-properties style:font-name="Helvetica" officeooo:rsid="0033b23d" officeooo:paragraph-rsid="0033b23d"/>
    </style:style>
    <style:style style:name="P29" style:family="paragraph" style:parent-style-name="Standard">
      <style:paragraph-properties fo:margin-left="1.251cm" fo:text-indent="0cm" style:auto-text-indent="false"/>
      <style:text-properties style:font-name="Helvetica" officeooo:rsid="00721112" officeooo:paragraph-rsid="00721112"/>
    </style:style>
    <style:style style:name="P30" style:family="paragraph" style:parent-style-name="Standard">
      <style:paragraph-properties fo:margin-left="1.251cm" fo:text-indent="0cm" style:auto-text-indent="false"/>
      <style:text-properties style:font-name="Helvetica" officeooo:rsid="003470f4" officeooo:paragraph-rsid="003470f4"/>
    </style:style>
    <style:style style:name="P31" style:family="paragraph" style:parent-style-name="Standard">
      <style:paragraph-properties fo:margin-left="1.251cm" fo:text-indent="0cm" style:auto-text-indent="false"/>
      <style:text-properties style:font-name="Helvetica" officeooo:rsid="00376d43" officeooo:paragraph-rsid="00376d43"/>
    </style:style>
    <style:style style:name="P32" style:family="paragraph" style:parent-style-name="Standard">
      <style:paragraph-properties fo:margin-left="1.251cm" fo:text-indent="0cm" style:auto-text-indent="false"/>
      <style:text-properties style:font-name="Helvetica" officeooo:rsid="00376d43" officeooo:paragraph-rsid="00491ca8"/>
    </style:style>
    <style:style style:name="P33" style:family="paragraph" style:parent-style-name="Standard">
      <style:paragraph-properties fo:margin-left="1.251cm" fo:text-indent="0cm" style:auto-text-indent="false"/>
      <style:text-properties style:font-name="Helvetica" officeooo:rsid="003a15fc" officeooo:paragraph-rsid="003a15fc"/>
    </style:style>
    <style:style style:name="P34" style:family="paragraph" style:parent-style-name="Standard">
      <style:paragraph-properties fo:margin-left="1.251cm" fo:text-indent="0cm" style:auto-text-indent="false"/>
      <style:text-properties style:font-name="Helvetica" officeooo:rsid="0047f3a6" officeooo:paragraph-rsid="0047f3a6"/>
    </style:style>
    <style:style style:name="P35" style:family="paragraph" style:parent-style-name="Standard">
      <style:paragraph-properties fo:margin-left="1.251cm" fo:text-indent="0cm" style:auto-text-indent="false"/>
      <style:text-properties style:font-name="Helvetica" officeooo:rsid="00577a84" officeooo:paragraph-rsid="00577a84"/>
    </style:style>
    <style:style style:name="P36" style:family="paragraph" style:parent-style-name="Standard">
      <style:paragraph-properties fo:margin-left="1.251cm" fo:text-indent="0cm" style:auto-text-indent="false"/>
      <style:text-properties style:font-name="Helvetica" officeooo:rsid="002b9d3c" officeooo:paragraph-rsid="0033aca8"/>
    </style:style>
    <style:style style:name="P37" style:family="paragraph" style:parent-style-name="Standard">
      <style:paragraph-properties fo:margin-left="1.251cm" fo:text-indent="0cm" style:auto-text-indent="false"/>
      <style:text-properties style:font-name="Helvetica" officeooo:rsid="005b4a33" officeooo:paragraph-rsid="005b4a33"/>
    </style:style>
    <style:style style:name="P38" style:family="paragraph" style:parent-style-name="Standard">
      <style:paragraph-properties fo:margin-left="1.251cm" fo:text-indent="0cm" style:auto-text-indent="false"/>
      <style:text-properties style:font-name="Helvetica" fo:font-weight="bold" officeooo:paragraph-rsid="0028ee0f" style:font-weight-asian="bold" style:font-weight-complex="bold"/>
    </style:style>
    <style:style style:name="P39" style:family="paragraph" style:parent-style-name="Standard">
      <style:paragraph-properties fo:margin-left="1.251cm" fo:text-indent="0cm" style:auto-text-indent="false"/>
      <style:text-properties style:font-name="Helvetica" fo:font-weight="normal" officeooo:rsid="004a4ffc" officeooo:paragraph-rsid="004a4ffc" style:font-weight-asian="normal" style:font-weight-complex="normal"/>
    </style:style>
    <style:style style:name="P40" style:family="paragraph" style:parent-style-name="Standard">
      <style:paragraph-properties fo:margin-left="1.251cm" fo:text-indent="0cm" style:auto-text-indent="false"/>
      <style:text-properties style:font-name="Helvetica" officeooo:rsid="003e8a92" officeooo:paragraph-rsid="003e8a92"/>
    </style:style>
    <style:style style:name="P41" style:family="paragraph" style:parent-style-name="Standard">
      <style:paragraph-properties fo:margin-left="1.251cm" fo:text-indent="0cm" style:auto-text-indent="false"/>
      <style:text-properties style:font-name="Helvetica" officeooo:rsid="003ec49d" officeooo:paragraph-rsid="003ec49d"/>
    </style:style>
    <style:style style:name="P42" style:family="paragraph" style:parent-style-name="Standard">
      <style:paragraph-properties fo:margin-left="1.251cm" fo:text-indent="0cm" style:auto-text-indent="false"/>
      <style:text-properties style:font-name="Helvetica" officeooo:paragraph-rsid="004d3c46"/>
    </style:style>
    <style:style style:name="P43" style:family="paragraph" style:parent-style-name="Standard">
      <style:paragraph-properties fo:margin-left="1.251cm" fo:text-indent="0cm" style:auto-text-indent="false"/>
      <style:text-properties style:font-name="Helvetica" officeooo:paragraph-rsid="00577a84"/>
    </style:style>
    <style:style style:name="P44" style:family="paragraph" style:parent-style-name="Standard">
      <style:paragraph-properties fo:margin-left="1.251cm" fo:text-indent="0cm" style:auto-text-indent="false"/>
      <style:text-properties style:font-name="Helvetica" officeooo:paragraph-rsid="0051b229"/>
    </style:style>
    <style:style style:name="P45" style:family="paragraph" style:parent-style-name="Standard">
      <style:paragraph-properties fo:margin-left="1.251cm" fo:text-indent="0cm" style:auto-text-indent="false"/>
      <style:text-properties style:font-name="Helvetica" fo:font-style="italic" officeooo:paragraph-rsid="0051b229" style:font-style-asian="italic" style:font-style-complex="italic"/>
    </style:style>
    <style:style style:name="P46" style:family="paragraph" style:parent-style-name="Standard">
      <style:paragraph-properties fo:margin-left="1.251cm" fo:text-indent="0cm" style:auto-text-indent="false"/>
      <style:text-properties style:font-name="Helvetica" officeooo:paragraph-rsid="005642f6"/>
    </style:style>
    <style:style style:name="P47" style:family="paragraph" style:parent-style-name="Standard">
      <style:paragraph-properties fo:margin-left="1.251cm" fo:text-indent="0cm" style:auto-text-indent="false"/>
      <style:text-properties style:font-name="Helvetica" fo:font-weight="bold" officeooo:paragraph-rsid="003238bf" style:font-weight-asian="bold" style:font-weight-complex="bold"/>
    </style:style>
    <style:style style:name="P48" style:family="paragraph" style:parent-style-name="Standard">
      <style:paragraph-properties fo:margin-left="1.251cm" fo:text-indent="0cm" style:auto-text-indent="false"/>
      <style:text-properties style:font-name="Helvetica" fo:font-style="italic" fo:font-weight="normal" officeooo:rsid="0054dab4" officeooo:paragraph-rsid="0054dab4" style:font-style-asian="italic" style:font-weight-asian="normal" style:font-style-complex="italic" style:font-weight-complex="normal"/>
    </style:style>
    <style:style style:name="P49" style:family="paragraph" style:parent-style-name="Standard">
      <style:paragraph-properties fo:margin-left="1.251cm" fo:text-indent="0cm" style:auto-text-indent="false"/>
      <style:text-properties style:font-name="Helvetica" fo:font-style="italic" fo:font-weight="normal" officeooo:rsid="00537753" officeooo:paragraph-rsid="00537753" style:font-style-asian="italic" style:font-weight-asian="normal" style:font-style-complex="italic" style:font-weight-complex="normal"/>
    </style:style>
    <style:style style:name="P50" style:family="paragraph" style:parent-style-name="Standard">
      <style:paragraph-properties fo:margin-left="1.251cm" fo:text-indent="0cm" style:auto-text-indent="false"/>
      <style:text-properties style:font-name="Helvetica" fo:font-weight="bold" officeooo:rsid="00537753" officeooo:paragraph-rsid="00537753" style:font-weight-asian="bold" style:font-weight-complex="bold"/>
    </style:style>
    <style:style style:name="P51" style:family="paragraph" style:parent-style-name="Standard">
      <style:paragraph-properties fo:margin-left="1.251cm" fo:text-indent="0cm" style:auto-text-indent="false"/>
      <style:text-properties style:font-name="Helvetica" fo:font-weight="normal" officeooo:rsid="00537753" officeooo:paragraph-rsid="00537753" style:font-weight-asian="normal" style:font-weight-complex="normal"/>
    </style:style>
    <style:style style:name="P52" style:family="paragraph" style:parent-style-name="Standard">
      <style:paragraph-properties fo:margin-left="1.251cm" fo:text-indent="0cm" style:auto-text-indent="false"/>
      <style:text-properties style:font-name="Helvetica" fo:font-weight="normal" officeooo:rsid="0059caac" officeooo:paragraph-rsid="0059caac" style:font-weight-asian="normal" style:font-weight-complex="normal"/>
    </style:style>
    <style:style style:name="P53" style:family="paragraph" style:parent-style-name="Standard">
      <style:paragraph-properties fo:margin-left="1.251cm" fo:text-indent="0cm" style:auto-text-indent="false"/>
      <style:text-properties style:font-name="Helvetica" fo:font-weight="normal" officeooo:rsid="005b84d3" officeooo:paragraph-rsid="005b84d3" style:font-weight-asian="normal" style:font-weight-complex="normal"/>
    </style:style>
    <style:style style:name="P54" style:family="paragraph" style:parent-style-name="Standard">
      <style:paragraph-properties fo:margin-left="1.251cm" fo:text-indent="0cm" style:auto-text-indent="false"/>
      <style:text-properties style:font-name="Helvetica" officeooo:paragraph-rsid="003238bf"/>
    </style:style>
    <style:style style:name="P55" style:family="paragraph" style:parent-style-name="Standard">
      <style:paragraph-properties fo:margin-left="1.251cm" fo:text-indent="0cm" style:auto-text-indent="false"/>
      <style:text-properties style:font-name="Helvetica" officeooo:rsid="0029a86d" officeooo:paragraph-rsid="003238bf"/>
    </style:style>
    <style:style style:name="P56" style:family="paragraph" style:parent-style-name="Standard">
      <style:paragraph-properties fo:margin-left="1.251cm" fo:text-indent="0cm" style:auto-text-indent="false"/>
      <style:text-properties style:font-name="Helvetica" officeooo:paragraph-rsid="00449184"/>
    </style:style>
    <style:style style:name="P57" style:family="paragraph" style:parent-style-name="Standard">
      <style:paragraph-properties fo:margin-left="1.251cm" fo:text-indent="0cm" style:auto-text-indent="false"/>
      <style:text-properties style:font-name="Helvetica" officeooo:rsid="003238bf" officeooo:paragraph-rsid="003238bf"/>
    </style:style>
    <style:style style:name="P58" style:family="paragraph" style:parent-style-name="Standard">
      <style:paragraph-properties fo:margin-left="1.251cm" fo:text-indent="0cm" style:auto-text-indent="false"/>
      <style:text-properties style:font-name="Helvetica" officeooo:rsid="002a1514" officeooo:paragraph-rsid="003238bf"/>
    </style:style>
    <style:style style:name="P59" style:family="paragraph" style:parent-style-name="Standard">
      <style:paragraph-properties fo:margin-left="1.251cm" fo:text-indent="0cm" style:auto-text-indent="false"/>
      <style:text-properties style:font-name="Helvetica" officeooo:rsid="0035bb36" officeooo:paragraph-rsid="0035bb36"/>
    </style:style>
    <style:style style:name="P60" style:family="paragraph" style:parent-style-name="Standard">
      <style:paragraph-properties fo:margin-left="1.251cm" fo:text-indent="0cm" style:auto-text-indent="false"/>
      <style:text-properties style:font-name="Helvetica" officeooo:rsid="003ecef0" officeooo:paragraph-rsid="003ecef0"/>
    </style:style>
    <style:style style:name="P61" style:family="paragraph" style:parent-style-name="Standard">
      <style:paragraph-properties fo:margin-left="1.251cm" fo:text-indent="0cm" style:auto-text-indent="false"/>
      <style:text-properties style:font-name="Helvetica" officeooo:rsid="00449184" officeooo:paragraph-rsid="00449184"/>
    </style:style>
    <style:style style:name="P62" style:family="paragraph" style:parent-style-name="Standard">
      <style:paragraph-properties fo:margin-left="1.251cm" fo:text-indent="0cm" style:auto-text-indent="false"/>
      <style:text-properties style:font-name="Helvetica" officeooo:rsid="004c3008" officeooo:paragraph-rsid="004c3008"/>
    </style:style>
    <style:style style:name="P63" style:family="paragraph" style:parent-style-name="Standard">
      <style:paragraph-properties fo:margin-left="1.251cm" fo:text-indent="0cm" style:auto-text-indent="false"/>
      <style:text-properties style:font-name="Helvetica" officeooo:rsid="003ecef0" officeooo:paragraph-rsid="004c4963"/>
    </style:style>
    <style:style style:name="P64" style:family="paragraph" style:parent-style-name="Standard">
      <style:paragraph-properties fo:margin-left="1.251cm" fo:text-indent="0cm" style:auto-text-indent="false"/>
      <style:text-properties style:font-name="Helvetica" officeooo:rsid="002b9d3c" officeooo:paragraph-rsid="00306e4a"/>
    </style:style>
    <style:style style:name="P65" style:family="paragraph" style:parent-style-name="Standard">
      <style:paragraph-properties fo:margin-left="1.251cm" fo:text-indent="0cm" style:auto-text-indent="false"/>
      <style:text-properties style:font-name="Helvetica" officeooo:rsid="00402232" officeooo:paragraph-rsid="00402232"/>
    </style:style>
    <style:style style:name="P66" style:family="paragraph" style:parent-style-name="Standard">
      <style:paragraph-properties fo:margin-left="1.251cm" fo:text-indent="0cm" style:auto-text-indent="false"/>
      <style:text-properties style:font-name="Helvetica" officeooo:rsid="00306e4a" officeooo:paragraph-rsid="00306e4a"/>
    </style:style>
    <style:style style:name="P67" style:family="paragraph" style:parent-style-name="Standard">
      <style:paragraph-properties fo:margin-left="1.251cm" fo:text-indent="0cm" style:auto-text-indent="false"/>
      <style:text-properties style:font-name="Helvetica" officeooo:rsid="0029a86d" officeooo:paragraph-rsid="00306e4a"/>
    </style:style>
    <style:style style:name="P68" style:family="paragraph" style:parent-style-name="Standard">
      <style:paragraph-properties fo:margin-left="1.251cm" fo:text-indent="0cm" style:auto-text-indent="false"/>
      <style:text-properties style:font-name="Helvetica" fo:font-weight="bold" officeooo:rsid="0029a86d" officeooo:paragraph-rsid="0035bb36" style:font-weight-asian="bold" style:font-weight-complex="bold"/>
    </style:style>
    <style:style style:name="P69" style:family="paragraph" style:parent-style-name="Standard">
      <style:paragraph-properties fo:margin-left="1.251cm" fo:text-indent="0cm" style:auto-text-indent="false"/>
      <style:text-properties style:font-name="Helvetica" fo:font-weight="normal" officeooo:rsid="0029a86d" officeooo:paragraph-rsid="0035bb36" style:font-weight-asian="normal" style:font-weight-complex="normal"/>
    </style:style>
    <style:style style:name="P70" style:family="paragraph" style:parent-style-name="Standard">
      <style:paragraph-properties fo:margin-left="1.251cm" fo:text-indent="0cm" style:auto-text-indent="false"/>
      <style:text-properties style:font-name="Helvetica" fo:font-weight="normal" officeooo:rsid="002b9d3c" officeooo:paragraph-rsid="0035bb36" style:font-weight-asian="normal" style:font-weight-complex="normal"/>
    </style:style>
    <style:style style:name="P71" style:family="paragraph" style:parent-style-name="Standard">
      <style:paragraph-properties fo:margin-left="1.251cm" fo:text-indent="0cm" style:auto-text-indent="false"/>
      <style:text-properties style:font-name="Helvetica" fo:font-weight="bold" officeooo:rsid="0035bb36" officeooo:paragraph-rsid="0035bb36" style:font-weight-asian="bold" style:font-weight-complex="bold"/>
    </style:style>
    <style:style style:name="P72" style:family="paragraph" style:parent-style-name="Standard">
      <style:paragraph-properties fo:margin-left="1.251cm" fo:text-indent="0cm" style:auto-text-indent="false"/>
      <style:text-properties style:font-name="Helvetica" fo:font-weight="normal" officeooo:rsid="00394067" officeooo:paragraph-rsid="00394067" style:font-weight-asian="normal" style:font-weight-complex="normal"/>
    </style:style>
    <style:style style:name="P73" style:family="paragraph" style:parent-style-name="Standard">
      <style:paragraph-properties fo:margin-left="1.251cm" fo:text-indent="0cm" style:auto-text-indent="false"/>
      <style:text-properties style:font-name="Helvetica" fo:font-weight="bold" officeooo:rsid="00394067" officeooo:paragraph-rsid="00394067" style:font-weight-asian="bold" style:font-weight-complex="bold"/>
    </style:style>
    <style:style style:name="P74" style:family="paragraph" style:parent-style-name="Standard">
      <style:paragraph-properties fo:margin-left="1.251cm" fo:text-indent="0cm" style:auto-text-indent="false"/>
      <style:text-properties style:font-name="Helvetica" officeooo:rsid="002a1514" officeooo:paragraph-rsid="0028ee0f"/>
    </style:style>
    <style:style style:name="T1" style:family="text">
      <style:text-properties fo:font-weight="normal" officeooo:rsid="0032da15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e5d1a" style:font-weight-asian="normal" style:font-weight-complex="normal"/>
    </style:style>
    <style:style style:name="T4" style:family="text">
      <style:text-properties officeooo:rsid="00265a77"/>
    </style:style>
    <style:style style:name="T5" style:family="text">
      <style:text-properties officeooo:rsid="004f26c4"/>
    </style:style>
    <style:style style:name="T6" style:family="text">
      <style:text-properties officeooo:rsid="001ff558"/>
    </style:style>
    <style:style style:name="T7" style:family="text">
      <style:text-properties officeooo:rsid="003308d3"/>
    </style:style>
    <style:style style:name="T8" style:family="text">
      <style:text-properties officeooo:rsid="002488f8"/>
    </style:style>
    <style:style style:name="T9" style:family="text">
      <style:text-properties officeooo:rsid="001e5d1a"/>
    </style:style>
    <style:style style:name="T10" style:family="text">
      <style:text-properties fo:font-size="12pt" fo:font-weight="normal" officeooo:rsid="0032da15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1e5d1a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22aa8f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247b14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25a3c6" style:font-size-asian="12pt" style:font-weight-asian="normal" style:font-size-complex="12pt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28ee0f"/>
    </style:style>
    <style:style style:name="T17" style:family="text">
      <style:text-properties officeooo:rsid="001e9365"/>
    </style:style>
    <style:style style:name="T18" style:family="text">
      <style:text-properties officeooo:rsid="002a1514"/>
    </style:style>
    <style:style style:name="T19" style:family="text">
      <style:text-properties officeooo:rsid="005f1447"/>
    </style:style>
    <style:style style:name="T20" style:family="text">
      <style:text-properties officeooo:rsid="00306e4a"/>
    </style:style>
    <style:style style:name="T21" style:family="text">
      <style:text-properties officeooo:rsid="003d23f9"/>
    </style:style>
    <style:style style:name="T22" style:family="text">
      <style:text-properties officeooo:rsid="003a9deb"/>
    </style:style>
    <style:style style:name="T23" style:family="text">
      <style:text-properties officeooo:rsid="003b8e0b"/>
    </style:style>
    <style:style style:name="T24" style:family="text">
      <style:text-properties officeooo:rsid="00394067"/>
    </style:style>
    <style:style style:name="T25" style:family="text">
      <style:text-properties officeooo:rsid="002adf31"/>
    </style:style>
    <style:style style:name="T26" style:family="text">
      <style:text-properties officeooo:rsid="0060e9ef"/>
    </style:style>
    <style:style style:name="T27" style:family="text">
      <style:text-properties officeooo:rsid="003470f4"/>
    </style:style>
    <style:style style:name="T28" style:family="text">
      <style:text-properties officeooo:rsid="00259d6d"/>
    </style:style>
    <style:style style:name="T29" style:family="text">
      <style:text-properties officeooo:rsid="0033aca8"/>
    </style:style>
    <style:style style:name="T30" style:family="text">
      <style:text-properties officeooo:rsid="00402232"/>
    </style:style>
    <style:style style:name="T31" style:family="text">
      <style:text-properties officeooo:rsid="003b38ec"/>
    </style:style>
    <style:style style:name="T32" style:family="text">
      <style:text-properties officeooo:rsid="007021f9"/>
    </style:style>
    <style:style style:name="T33" style:family="text">
      <style:text-properties officeooo:rsid="00405de4"/>
    </style:style>
    <style:style style:name="T34" style:family="text">
      <style:text-properties officeooo:rsid="006b9f48"/>
    </style:style>
    <style:style style:name="T35" style:family="text">
      <style:text-properties officeooo:rsid="0061a79e"/>
    </style:style>
    <style:style style:name="T36" style:family="text">
      <style:text-properties officeooo:rsid="004126c5"/>
    </style:style>
    <style:style style:name="T37" style:family="text">
      <style:text-properties officeooo:rsid="00639d31"/>
    </style:style>
    <style:style style:name="T38" style:family="text">
      <style:text-properties officeooo:rsid="006e0248"/>
    </style:style>
    <style:style style:name="T39" style:family="text">
      <style:text-properties officeooo:rsid="002e49bf"/>
    </style:style>
    <style:style style:name="T40" style:family="text">
      <style:text-properties officeooo:rsid="00647604"/>
    </style:style>
    <style:style style:name="T41" style:family="text">
      <style:text-properties officeooo:rsid="006579e8"/>
    </style:style>
    <style:style style:name="T42" style:family="text">
      <style:text-properties officeooo:rsid="00666971"/>
    </style:style>
    <style:style style:name="T43" style:family="text">
      <style:text-properties officeooo:rsid="0064d5ae"/>
    </style:style>
    <style:style style:name="T44" style:family="text">
      <style:text-properties officeooo:rsid="00674556"/>
    </style:style>
    <style:style style:name="T45" style:family="text">
      <style:text-properties officeooo:rsid="00683959"/>
    </style:style>
    <style:style style:name="T46" style:family="text">
      <style:text-properties officeooo:rsid="00692380"/>
    </style:style>
    <style:style style:name="T47" style:family="text">
      <style:text-properties officeooo:rsid="00491ca8"/>
    </style:style>
    <style:style style:name="T48" style:family="text">
      <style:text-properties officeooo:rsid="0069ba9f"/>
    </style:style>
    <style:style style:name="T49" style:family="text">
      <style:text-properties fo:font-weight="bold" officeooo:rsid="002b9d3c" style:font-weight-asian="bold" style:font-weight-complex="bold"/>
    </style:style>
    <style:style style:name="T50" style:family="text">
      <style:text-properties officeooo:rsid="00503970"/>
    </style:style>
    <style:style style:name="T51" style:family="text">
      <style:text-properties officeooo:rsid="002b9d3c"/>
    </style:style>
    <style:style style:name="T52" style:family="text">
      <style:text-properties officeooo:rsid="00382e6a"/>
    </style:style>
    <style:style style:name="T53" style:family="text">
      <style:text-properties fo:font-weight="bold" officeooo:rsid="00376d43" style:font-weight-asian="bold" style:font-weight-complex="bold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officeooo:rsid="00577a84"/>
    </style:style>
    <style:style style:name="T56" style:family="text">
      <style:text-properties officeooo:rsid="005642f6"/>
    </style:style>
    <style:style style:name="T57" style:family="text">
      <style:text-properties officeooo:rsid="00537753"/>
    </style:style>
    <style:style style:name="T58" style:family="text">
      <style:text-properties officeooo:rsid="0055d976"/>
    </style:style>
    <style:style style:name="T59" style:family="text">
      <style:text-properties officeooo:rsid="0058c549"/>
    </style:style>
    <style:style style:name="T60" style:family="text">
      <style:text-properties officeooo:rsid="005d0d30"/>
    </style:style>
    <style:style style:name="T61" style:family="text">
      <style:text-properties officeooo:rsid="004c3008"/>
    </style:style>
    <style:style style:name="T62" style:family="text">
      <style:text-properties officeooo:rsid="003238bf"/>
    </style:style>
    <style:style style:name="T63" style:family="text">
      <style:text-properties officeooo:rsid="003ecef0"/>
    </style:style>
    <style:style style:name="T64" style:family="text">
      <style:text-properties officeooo:rsid="0029a86d"/>
    </style:style>
    <style:style style:name="T65" style:family="text">
      <style:text-properties officeooo:rsid="00449184"/>
    </style:style>
    <style:style style:name="T66" style:family="text">
      <style:text-properties officeooo:rsid="004ab650"/>
    </style:style>
    <style:style style:name="T67" style:family="text">
      <style:text-properties officeooo:rsid="004c4963"/>
    </style:style>
    <style:style style:name="T68" style:family="text">
      <style:text-properties fo:font-weight="bold" officeooo:rsid="0029a86d" style:font-weight-asian="bold" style:font-weight-complex="bold"/>
    </style:style>
    <style:style style:name="T69" style:family="text">
      <style:text-properties officeooo:rsid="005eccee"/>
    </style:style>
    <style:style style:name="T70" style:family="text">
      <style:text-properties fo:font-weight="normal" officeooo:rsid="002b9d3c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belas</text:p>
      <text:p text:style-name="P2"/>
      <text:list text:style-name="L1">
        <text:list-item>
          <text:p text:style-name="P3"><text:span text:style-name="T1">P</text:span><text:span text:style-name="T2">roduto: </text:span><text:span text:style-name="T3">link_img,</text:span><text:span text:style-name="T4"> nome, </text:span><text:span text:style-name="T5">marca, </text:span><text:span text:style-name="T6">desc</text:span><text:span text:style-name="T4">, preço, </text:span><text:span text:style-name="T7">categoria</text:span><text:span text:style-name="T4">;</text:span></text:p>
          <text:p text:style-name="P3"/>
        </text:list-item>
        <text:list-item>
          <text:p text:style-name="P4">Compra: estado (não pago, indo para o endereço, entregue), valor, data<text:span text:style-name="T8">_compra</text:span>, <text:span text:style-name="T9">cliente</text:span>, <text:span text:style-name="T9">cpf_cliente.</text:span></text:p>
          <text:p text:style-name="P4"/>
        </text:list-item>
        <text:list-item>
          <text:p text:style-name="P5"><text:span text:style-name="T9">Itens_compra</text:span>: <text:span text:style-name="T9">nome_prod, </text:span><text:span text:style-name="T6">desc,</text:span><text:span text:style-name="T9"> quant</text:span><text:span text:style-name="T6">,</text:span><text:span text:style-name="T9"> </text:span><text:span text:style-name="T6">valor_somado</text:span><text:span text:style-name="T9">.</text:span></text:p>
          <text:p text:style-name="P4"/>
        </text:list-item>
        <text:list-item>
          <text:p text:style-name="P6"><text:span text:style-name="T10">Cliente: nome, endereço, </text:span><text:span text:style-name="T11">cpf,</text:span><text:span text:style-name="T10"> </text:span><text:span text:style-name="T11">telefone, </text:span><text:span text:style-name="T12">whats</text:span><text:span text:style-name="T13">a</text:span><text:span text:style-name="T12">p</text:span><text:span text:style-name="T14">p</text:span><text:span text:style-name="T10">;</text:span></text:p>
        </text:list-item>
      </text:list>
      <text:p text:style-name="P7"><text:span text:style-name="T15"/></text:p>
      <text:p text:style-name="P1">Esquemas</text:p>
      <text:p text:style-name="P8"><text:span text:style-name="T15"/></text:p>
      <text:p text:style-name="P8"><text:span text:style-name="T15"/></text:p>
      <text:p text:style-name="P9">1. Esquema "Produtos"</text:p>
      <text:p text:style-name="P8"><text:line-break/>Tabelas:<text:line-break/>produtos (informações básicas dos produtos)<text:line-break/>categorias (categorias de produtos, como alimentos, bebidas, higiene)<text:line-break/>marcas (fabricantes ou marcas dos produtos)<text:line-break/>estoques (quantidade disponível em cada loja ou depósito)</text:p>
      <text:p text:style-name="P8"/>
      <text:p text:style-name="P9">2. Esquema "Vendas"</text:p>
      <text:p text:style-name="P8"><text:line-break/>Tabelas:<text:line-break/>vendas (registro de vendas realizadas)<text:line-break/>detalhes_venda (detalhes de cada item vendido, como quantidade e preço)<text:line-break/>formas_pagamento (métodos de pagamento utilizados, como cartão ou dinheiro)<text:line-break/>descontos (promoções ou descontos aplicados nas vendas)</text:p>
      <text:p text:style-name="P8"/>
      <text:p text:style-name="P9">3. Esquema "Clientes"</text:p>
      <text:p text:style-name="P8"><text:line-break/>Tabelas:<text:line-break/>clientes (dados pessoais e de contato dos clientes)<text:line-break/>programa_fidelidade (informações sobre programas de fidelidade)<text:line-break/>enderecos_clientes (endereços para entrega ou cadastro)</text:p>
      <text:p text:style-name="P8"/>
      <text:p text:style-name="P9">4. Esquema "Fornecedores"</text:p>
      <text:p text:style-name="P8"><text:line-break/>Tabelas:<text:line-break/>fornecedores (dados sobre fornecedores de produtos)<text:line-break/>pedidos_compra (pedidos feitos aos fornecedores)<text:line-break/>detalhes_pedidos_compra (itens específicos de cada pedido)</text:p>
      <text:p text:style-name="P8"/>
      <text:p text:style-name="P9">5. Esquema "Funcionários"</text:p>
      <text:p text:style-name="P8"><text:line-break/>Tabelas:<text:line-break/>funcionarios (dados pessoais e profissionais dos funcionários)<text:line-break/>cargos (funções desempenhadas, como caixas, estoquistas)<text:line-break/>horarios (horários de trabalho ou turnos)</text:p>
      <text:p text:style-name="P8"/>
      <text:p text:style-name="P9">6. Esquema “Financeiro”</text:p>
      <text:p text:style-name="P8"><text:soft-page-break/><text:line-break/>Tabelas:<text:line-break/>receitas (registro das receitas geradas)<text:line-break/>despesas (gastos operacionais do supermercado)<text:line-break/>balancos (relatórios financeiros, como balanço mensal)</text:p>
      <text:p text:style-name="P8"/>
      <text:p text:style-name="P9">7. Esquema “Logística”</text:p>
      <text:p text:style-name="P8"><text:line-break/>Tabelas:<text:line-break/>transportes (dados sobre transportadoras ou frotas próprias)<text:line-break/>entregas (detalhes de entregas aos clientes ou lojas)<text:line-break/>armaz<text:span text:style-name="T16">e</text:span>n<text:span text:style-name="T16">s</text:span> (localização e controle de depósitos)</text:p>
      <text:p text:style-name="P8"/>
      <text:p text:style-name="P9">8. Esquema “Configurações” (opcional)</text:p>
      <text:p text:style-name="P8"><text:line-break/>Tabelas:<text:line-break/>usuários (dados de login e permissões do sistema)<text:line-break/>configurações (parâmetros gerais para o funcionamento do sistema)</text:p>
      <text:p text:style-name="P8"/>
      <text:p text:style-name="P10">Categorias e seus produtos</text:p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Seções <text:span text:style-name="T17">para a página inicial</text:span></text:p>
      <text:p text:style-name="P13"><text:soft-page-break/></text:p>
      <text:p text:style-name="P14"><text:span text:style-name="T15">Hortifrúti</text:span> – </text:p>
      <text:p text:style-name="P14"/>
      <text:p text:style-name="P15">Frutas: </text:p>
      <text:p text:style-name="P16">estado: verde, madura, bem madura</text:p>
      <text:p text:style-name="P15"/>
      <text:p text:style-name="P15"><text:span text:style-name="T18">B</text:span>anana<text:span text:style-name="T19"> </text:span><text:span text:style-name="T20">OK <text:tab/><text:tab/></text:span><text:span text:style-name="T19">prata, nanica e da terra, figo e maça</text:span></text:p>
      <text:p text:style-name="P15"><text:span text:style-name="T18">M</text:span>anga <text:span text:style-name="T20">OK<text:tab/><text:tab/></text:span><text:span text:style-name="T19">espada, </text:span></text:p>
      <text:p text:style-name="P15"><text:span text:style-name="T18">A</text:span>bacaxi <text:span text:style-name="T20">OK</text:span></text:p>
      <text:p text:style-name="P15"><text:span text:style-name="T18">M</text:span>amão <text:span text:style-name="T21">OK</text:span></text:p>
      <text:p text:style-name="P15"><text:span text:style-name="T18">M</text:span>aracujá</text:p>
      <text:p text:style-name="P15"><text:span text:style-name="T18">G</text:span>oiaba <text:span text:style-name="T21">OK</text:span></text:p>
      <text:p text:style-name="P15"><text:span text:style-name="T18">c</text:span>oco <text:span text:style-name="T21">OK</text:span></text:p>
      <text:p text:style-name="P15"><text:span text:style-name="T18">c</text:span>aju <text:s/></text:p>
      <text:p text:style-name="P15"><text:span text:style-name="T18">m</text:span>elancia <text:span text:style-name="T20">OK</text:span></text:p>
      <text:p text:style-name="P15"><text:span text:style-name="T18">m</text:span>elão <text:span text:style-name="T22">OK</text:span></text:p>
      <text:p text:style-name="P15"><text:span text:style-name="T18">maça </text:span><text:span text:style-name="T23">OK<text:tab/><text:tab/></text:span><text:span text:style-name="T19">verde, vermelha</text:span></text:p>
      <text:p text:style-name="P15"><text:span text:style-name="T18">pera </text:span><text:span text:style-name="T22">OK</text:span></text:p>
      <text:p text:style-name="P15"><text:span text:style-name="T18">uva </text:span><text:span text:style-name="T21">OK<text:tab/><text:tab/></text:span><text:span text:style-name="T19">verde, roxa</text:span></text:p>
      <text:p text:style-name="P17">morango</text:p>
      <text:p text:style-name="P15"><text:span text:style-name="T18">laranja </text:span><text:span text:style-name="T22">OK<text:tab/><text:tab/></text:span></text:p>
      <text:p text:style-name="P15"><text:span text:style-name="T18">limão </text:span><text:span text:style-name="T22">OK<text:tab/><text:tab/></text:span><text:span text:style-name="T19">taithi, </text:span></text:p>
      <text:p text:style-name="P15"><text:span text:style-name="T18">tangerina </text:span><text:span text:style-name="T21">OK</text:span></text:p>
      <text:p text:style-name="P14"/>
      <text:p text:style-name="P15"><text:span text:style-name="T18">L</text:span>egumes: </text:p>
      <text:p text:style-name="P15"/>
      <text:p text:style-name="P15"><text:span text:style-name="T18">batata </text:span><text:span text:style-name="T22">OK</text:span></text:p>
      <text:p text:style-name="P15"><text:span text:style-name="T18">batata-doce </text:span><text:span text:style-name="T24">OK</text:span></text:p>
      <text:p text:style-name="P15"><text:span text:style-name="T18">cenoura </text:span><text:span text:style-name="T22">OK</text:span></text:p>
      <text:p text:style-name="P17">beterraba</text:p>
      <text:p text:style-name="P15"><text:span text:style-name="T18">tomate </text:span><text:span text:style-name="T20">OK</text:span></text:p>
      <text:p text:style-name="P15"><text:span text:style-name="T18">abóbora </text:span><text:span text:style-name="T21">OK</text:span></text:p>
      <text:p text:style-name="P15"><text:span text:style-name="T18">chuchu </text:span><text:span text:style-name="T22">OK</text:span></text:p>
      <text:p text:style-name="P15"><text:span text:style-name="T18">pepino </text:span><text:span text:style-name="T23">OK</text:span></text:p>
      <text:p text:style-name="P15"><text:span text:style-name="T25">berinjel</text:span><text:span text:style-name="T21">a</text:span></text:p>
      <text:p text:style-name="P15"><text:span text:style-name="T25">pimentão </text:span><text:span text:style-name="T20">OK<text:tab/><text:tab/></text:span><text:span text:style-name="T26">verde, amarelo e vermelho</text:span></text:p>
      <text:p text:style-name="P15"><text:span text:style-name="T25">quiabo </text:span><text:span text:style-name="T23">OK</text:span></text:p>
      <text:p text:style-name="P15"><text:span text:style-name="T25">Cebolas </text:span><text:span text:style-name="T22">OK<text:tab/><text:tab/></text:span><text:span text:style-name="T26">roxa, branca e amarela</text:span></text:p>
      <text:p text:style-name="P15"><text:span text:style-name="T25">Alhos </text:span><text:span text:style-name="T27">OK</text:span></text:p>
      <text:p text:style-name="P14"/>
      <text:p text:style-name="P18">Hortaliças: </text:p>
      <text:p text:style-name="P18"/>
      <text:p text:style-name="P18">couve-flor</text:p>
      <text:p text:style-name="P18">brócolis <text:span text:style-name="T22">OK</text:span></text:p>
      <text:p text:style-name="P18">repolho<text:tab/><text:tab/></text:p>
      <text:p text:style-name="P18">alface <text:span text:style-name="T20">OK</text:span></text:p>
      <text:p text:style-name="P18">coentro <text:span text:style-name="T20">OK</text:span></text:p>
      <text:p text:style-name="P18">cebolinha <text:span text:style-name="T20">OK</text:span></text:p>
      <text:p text:style-name="P19"/>
      <text:p text:style-name="P19"><text:span text:style-name="T15"/></text:p>
      <text:p text:style-name="P19"><text:span text:style-name="T15"/></text:p>
      <text:p text:style-name="P19"><text:span text:style-name="T15"/></text:p>
      <text:p text:style-name="P19"><text:soft-page-break/><text:span text:style-name="T15">Mercearia</text:span> – </text:p>
      <text:p text:style-name="P19"/>
      <text:p text:style-name="P20"><text:span text:style-name="T28">A</text:span>rroz <text:span text:style-name="T29">O</text:span><text:span text:style-name="T30">K</text:span></text:p>
      <text:p text:style-name="P20"/>
      <text:p text:style-name="P20"><text:span text:style-name="T30">F</text:span>eijão-<text:span text:style-name="T25">preto </text:span><text:span text:style-name="T21">OK</text:span></text:p>
      <text:p text:style-name="P20"/>
      <text:p text:style-name="P21"><text:span text:style-name="T30">Feijão </text:span><text:span text:style-name="T25">branco </text:span><text:span text:style-name="T30">OK</text:span></text:p>
      <text:p text:style-name="P21"/>
      <text:p text:style-name="P21"><text:span text:style-name="T30">Feijão-</text:span><text:span text:style-name="T25">carioca </text:span><text:span text:style-name="T30">OK</text:span></text:p>
      <text:p text:style-name="P21"/>
      <text:p text:style-name="P21"/>
      <text:p text:style-name="P22">Ma<text:span text:style-name="T25">carrão </text:span><text:span text:style-name="T29">OK<text:tab/><text:tab/></text:span><text:span text:style-name="T31">espaguete, parafuso, cabelo de anjo (espaguete <text:tab/><text:tab/><text:tab/><text:tab/><text:tab/>enrrolado), tagliage (fatias finas enroladas), rigatone <text:tab/><text:tab/><text:tab/><text:tab/><text:tab/>(tubos), penne(tubo pontudo)</text:span></text:p>
      <text:p text:style-name="P22"/>
      <text:p text:style-name="P23">Enlatados <text:span text:style-name="T29">OK<text:tab/></text:span><text:span text:style-name="T32">sardinha ao óleo, sardinha ao molho, atum, </text:span></text:p>
      <text:p text:style-name="P20"/>
      <text:p text:style-name="P20">Farinha <text:span text:style-name="T18">de trigo </text:span><text:span text:style-name="T29">OK<text:tab/></text:span></text:p>
      <text:p text:style-name="P20"/>
      <text:p text:style-name="P20"><text:span text:style-name="T18">Farinha de mandioca </text:span><text:span text:style-name="T29">OK<text:tab/></text:span></text:p>
      <text:p text:style-name="P20"/>
      <text:p text:style-name="P24">Farofa de mandioca pronta OK</text:p>
      <text:p text:style-name="P24"/>
      <text:p text:style-name="P20"><text:span text:style-name="T18">Polvilho </text:span><text:span text:style-name="T33">azedo OK<text:tab/><text:tab/></text:span><text:span text:style-name="T34">doce</text:span></text:p>
      <text:p text:style-name="P20"/>
      <text:p text:style-name="P25">Milho verde </text:p>
      <text:p text:style-name="P25"/>
      <text:p text:style-name="P20">Óleos <text:span text:style-name="T29">OK<text:tab/><text:tab/></text:span><text:span text:style-name="T35">de soja, de milho, de coco</text:span></text:p>
      <text:p text:style-name="P20"/>
      <text:p text:style-name="P20"><text:span text:style-name="T18">Vinagres, </text:span><text:span text:style-name="T36">OK<text:tab/></text:span><text:span text:style-name="T37">de álcool, de maça</text:span></text:p>
      <text:p text:style-name="P20"/>
      <text:p text:style-name="P20"><text:span text:style-name="T38">Condimentos</text:span>, <text:span text:style-name="T29">OK<text:tab/>Tempero baiano, pimenta-do-reino, páprica (doce, picante, <text:tab/><text:tab/><text:tab/><text:tab/>defumada), cominho, orégano, alecrim, tomilho, manjericão, <text:tab/><text:tab/><text:tab/>noz-moscada, canela, cravo-da-índia, curry, gengibre em pó, <text:tab/><text:tab/><text:tab/>coentro (sementes ou moído), mostarda em pó, açafrão</text:span></text:p>
      <text:p text:style-name="P20"/>
      <text:p text:style-name="P20"/>
      <text:p text:style-name="P20"><text:span text:style-name="T39">Café, </text:span><text:span text:style-name="T29">OK</text:span></text:p>
      <text:p text:style-name="P20"/>
      <text:p text:style-name="P26">Açúcar OK<text:tab/><text:tab/><text:span text:style-name="T40">de confeiteiro, refinado, cristal, demerara e mascavo</text:span></text:p>
      <text:p text:style-name="P26"/>
      <text:p text:style-name="P27">Cevada, <text:span text:style-name="T5">OK</text:span></text:p>
      <text:p text:style-name="P27"/>
      <text:p text:style-name="P26">Salgadinhos OK<text:tab/><text:tab/>queijo, churrasco, bacon, cebola e salsa, pimenta, <text:tab/><text:tab/><text:tab/><text:tab/><text:tab/>presunto, pizza, calabresa, requeijão, cebola <text:tab/><text:tab/><text:tab/><text:tab/><text:tab/><text:tab/>caramelizada, mostarda e mel, cheddar<text:tab/></text:p>
      <text:p text:style-name="P20"/>
      <text:p text:style-name="P20"><text:span text:style-name="T39">Amendoim. </text:span><text:span text:style-name="T29">OK<text:tab/></text:span><text:span text:style-name="T41">cru </text:span><text:span text:style-name="T42">e com pele</text:span><text:span text:style-name="T41">, </text:span><text:span text:style-name="T43">sem pele assado, com pele assado, japonês, temperado</text:span></text:p>
      <text:p text:style-name="P20"/>
      <text:p text:style-name="P26">Molho de tomate OK<text:tab/><text:span text:style-name="T44">em sashe, em vidro,</text:span></text:p>
      <text:p text:style-name="P26"/>
      <text:p text:style-name="P26"><text:soft-page-break/>Fermento em pó OK<text:tab/><text:span text:style-name="T45">biológico seco, em pó</text:span></text:p>
      <text:p text:style-name="P26"/>
      <text:p text:style-name="P26"><text:span text:style-name="T27">F</text:span>arinha de rosca OK</text:p>
      <text:p text:style-name="P26"/>
      <text:p text:style-name="P26">Biscoito salgado quadrado OK</text:p>
      <text:p text:style-name="P26"/>
      <text:p text:style-name="P26">Biscoito doce OK<text:tab/><text:tab/><text:span text:style-name="T46">redondo, comprido</text:span></text:p>
      <text:p text:style-name="P26"/>
      <text:p text:style-name="P26">Pão de forma OK</text:p>
      <text:p text:style-name="P26"/>
      <text:p text:style-name="P28">Massa de bolo pront<text:span text:style-name="T36">a</text:span> OK <text:tab/><text:tab/>chocolate, baunilha, laranja, coco, fubá, limão, <text:tab/><text:tab/><text:tab/><text:tab/><text:tab/>leite, red velvet, nozes, cenoura, aipim, churros, <text:tab/><text:tab/><text:tab/><text:tab/><text:tab/>brownie.<text:tab/></text:p>
      <text:p text:style-name="P28"/>
      <text:p text:style-name="P29">Leites uth<text:tab/><text:tab/>integral, semidesnatado, desnatado, zero lactose, enriquecido ( <text:tab/><text:tab/><text:tab/>com cálcio, com ferro, com vitaminas A e D)</text:p>
      <text:p text:style-name="P29"/>
      <text:p text:style-name="P30">Leite em pó OK</text:p>
      <text:p text:style-name="P30"/>
      <text:p text:style-name="P31">Adoçante OK</text:p>
      <text:p text:style-name="P31"/>
      <text:p text:style-name="P31">Maionese OK</text:p>
      <text:p text:style-name="P31"/>
      <text:p text:style-name="P31">Macarrão instantâneo <text:span text:style-name="T47">ensacado </text:span><text:span text:style-name="T30">OK<text:tab/><text:tab/>galinha, carne, costela, picanha, <text:tab/><text:tab/><text:tab/><text:tab/><text:tab/><text:tab/><text:tab/><text:tab/>camarão, queijo, legumes, frango <text:tab/><text:tab/><text:tab/><text:tab/><text:tab/><text:tab/><text:tab/>com requeijão, tomate, bacon, <text:tab/><text:tab/><text:tab/><text:tab/><text:tab/><text:tab/><text:tab/><text:tab/>calabresa, <text:tab/><text:tab/>yakisoba, <text:tab/><text:tab/><text:tab/><text:tab/><text:tab/><text:tab/><text:tab/><text:tab/>oriental, cheddar cremoso<text:tab/></text:span></text:p>
      <text:p text:style-name="P31"/>
      <text:p text:style-name="P32">Macarrão instantâneo <text:span text:style-name="T47">em copo </text:span><text:span text:style-name="T30">OK</text:span></text:p>
      <text:p text:style-name="P32"/>
      <text:p text:style-name="P33">Suco em pó solúvel OK<text:tab/> abacaxi, goiaba, guaraná, laranja, maracujá, morango, <text:tab/><text:tab/><text:tab/><text:tab/> uva, tangerina, limão, manga.</text:p>
      <text:p text:style-name="P33"/>
      <text:p text:style-name="P34">Tempero em pó OK<text:tab/><text:tab/>alho e sal, cebola e salsa, ervas finas, pimenta e limão, <text:tab/><text:tab/><text:tab/><text:tab/>churrasco, carne, frango, peixe, legumes, nordeste, <text:tab/><text:tab/><text:tab/><text:tab/><text:tab/>baiano, toque de alho, toque de pimenta<text:tab/></text:p>
      <text:p text:style-name="P34"/>
      <text:p text:style-name="P34">Tempero em cubos OK<text:tab/><text:span text:style-name="T48">galinha, boi</text:span></text:p>
      <text:p text:style-name="P34"/>
      <text:p text:style-name="P20"><text:span text:style-name="T15"/></text:p>
      <text:p text:style-name="P20"><text:span text:style-name="T15"/></text:p>
      <text:p text:style-name="P20"><text:span text:style-name="T15"/></text:p>
      <text:p text:style-name="P20"><text:span text:style-name="T15"/></text:p>
      <text:p text:style-name="P20"><text:span text:style-name="T15"/></text:p>
      <text:p text:style-name="P20"><text:span text:style-name="T15"/></text:p>
      <text:p text:style-name="P20"><text:span text:style-name="T15"/></text:p>
      <text:p text:style-name="P20"><text:span text:style-name="T15"/></text:p>
      <text:p text:style-name="P20"><text:span text:style-name="T15"/></text:p>
      <text:p text:style-name="P20"><text:span text:style-name="T15"/></text:p>
      <text:p text:style-name="P20"><text:span text:style-name="T15"/></text:p>
      <text:p text:style-name="P20"><text:span text:style-name="T15"/></text:p>
      <text:p text:style-name="P20"><text:soft-page-break/><text:span text:style-name="T15"/></text:p>
      <text:p text:style-name="P20"><text:span text:style-name="T15"/></text:p>
      <text:p text:style-name="P20"><text:span text:style-name="T15"/></text:p>
      <text:p text:style-name="P20"><text:span text:style-name="T15"/></text:p>
      <text:p text:style-name="P20"><text:span text:style-name="T15"/></text:p>
      <text:p text:style-name="P20"><text:span text:style-name="T15">Congelados</text:span> <text:span text:style-name="T49">e Frios</text:span>– </text:p>
      <text:p text:style-name="P20"/>
      <text:p text:style-name="P20">pizza <text:span text:style-name="T29">OK<text:tab/>mussarela, calabresa, marguerita, frango com catupiry, portuguesa, <text:tab/><text:tab/>quatro queijos, atum, pepperoni, vegetariana, baiana<text:tab/></text:span></text:p>
      <text:p text:style-name="P20">batatas frita </text:p>
      <text:p text:style-name="P20"/>
      <text:p text:style-name="P35">Queijo (em pedaço) OK </text:p>
      <text:p text:style-name="P35"/>
      <text:p text:style-name="P36">queijo fatiado <text:span text:style-name="T50">OK</text:span></text:p>
      <text:p text:style-name="P36"/>
      <text:p text:style-name="P36">presunto fatiado <text:span text:style-name="T50">OK</text:span></text:p>
      <text:p text:style-name="P36"/>
      <text:p text:style-name="P37">Mortadela Fatiada OK</text:p>
      <text:p text:style-name="P37"/>
      <text:p text:style-name="P20"><text:span text:style-name="T51">iogurte </text:span><text:span text:style-name="T52">OK<text:tab/><text:tab/>morango, pêssego, frutas vermelhas, coco, ameixa, manga, <text:tab/><text:tab/><text:tab/>abacaxi, banana, baunilha<text:tab/></text:span></text:p>
      <text:p text:style-name="P36">manteiga </text:p>
      <text:p text:style-name="P36"/>
      <text:p text:style-name="P20"><text:span text:style-name="T51">margarina </text:span><text:span text:style-name="T29">OK</text:span></text:p>
      <text:p text:style-name="P20"/>
      <text:p text:style-name="P20"/>
      <text:p text:style-name="P38">Padaria </text:p>
      <text:p text:style-name="P19"><text:span text:style-name="T15"/></text:p>
      <text:p text:style-name="P39">Pão de sal OK</text:p>
      <text:p text:style-name="P39">Pão de queijo OK</text:p>
      <text:p text:style-name="P39">Bisnaguinha OK</text:p>
      <text:p text:style-name="P19"><text:span text:style-name="T15"/></text:p>
      <text:p text:style-name="P19"><text:span text:style-name="T15"/></text:p>
      <text:p text:style-name="P19"><text:span text:style-name="T15">Biscoitos e </text:span><text:span text:style-name="T53">Doces</text:span> </text:p>
      <text:p text:style-name="P31">leite condessado OK</text:p>
      <text:p text:style-name="P40">paçoca OK</text:p>
      <text:p text:style-name="P40">bombom OK</text:p>
      <text:p text:style-name="P40">mel OK</text:p>
      <text:p text:style-name="P40">creme de leite OK</text:p>
      <text:p text:style-name="P40">caixa de bombons OK</text:p>
      <text:p text:style-name="P40">biscoito recheado redondo OK</text:p>
      <text:p text:style-name="P40"/>
      <text:p text:style-name="P40">gelatina OK<text:tab/><text:tab/>morango, uva, abacaxi, limão, framboesa, cereja, maracujá, <text:tab/><text:tab/><text:tab/>tutti-frutti, <text:tab/>laranja, amora</text:p>
      <text:p text:style-name="P40"/>
      <text:p text:style-name="P41">biscoito tipo wafes OK</text:p>
      <text:p text:style-name="P41"/>
      <text:p text:style-name="P41">doce de goiaba OK</text:p>
      <text:p text:style-name="P41"/>
      <text:p text:style-name="P19"/>
      <text:p text:style-name="P42"><text:span text:style-name="T15">Açougue</text:span> – </text:p>
      <text:p text:style-name="P42"/>
      <text:p text:style-name="P43"><text:soft-page-break/><text:span text:style-name="T54">🥩 Cortes de Carne Bovina</text:span><text:line-break/>Filé Mignon <text:span text:style-name="T55">OK</text:span><text:line-break/>Alcatra<text:line-break/>Picanha <text:span text:style-name="T55">OK</text:span></text:p>
      <text:p text:style-name="P43"><text:span text:style-name="T55">Cupim OK</text:span><text:line-break/>Contrafilé <text:line-break/>Coxão Mole <text:line-break/>Coxão Duro <text:span text:style-name="T55">OK</text:span><text:line-break/>Maminha<text:line-break/>Patinho <text:span text:style-name="T55">OK</text:span><text:line-break/>Fraldinha <text:span text:style-name="T55">OK</text:span><text:line-break/>Acém <text:span text:style-name="T55">OK</text:span><text:line-break/>Paleta <text:span text:style-name="T55">OK</text:span><text:line-break/>Costela <text:span text:style-name="T55">OK</text:span><text:line-break/>Musculo</text:p>
      <text:p text:style-name="P44"><text:line-break/><text:span text:style-name="T54">🐖 Cortes de Carne Suína</text:span><text:line-break/>Pernil<text:line-break/>Paleta<text:line-break/>Lombo<text:line-break/>Costela Suína<text:line-break/>Barriga (Panceta)<text:line-break/>Pé de Porco<text:line-break/>Joelho<text:line-break/>Filezinho Suíno<text:line-break/>Bisteca (Carré)<text:line-break/>Toucinho</text:p>
      <text:p text:style-name="P42"/>
      <text:p text:style-name="P42"/>
      <text:p text:style-name="P45">🐔 Cortes de Frango Mais Comuns</text:p>
      <text:p text:style-name="P46"><text:line-break/>Peito <text:span text:style-name="T56">inteiro </text:span><text:span text:style-name="T57">OK</text:span></text:p>
      <text:p text:style-name="P46"><text:span text:style-name="T56">File de peito </text:span><text:span text:style-name="T55">OK</text:span><text:line-break/>Coxa <text:span text:style-name="T57">OK</text:span><text:line-break/>Sobrecoxa <text:span text:style-name="T58">OK</text:span><text:line-break/>Asa <text:s/><text:span text:style-name="T58">OK</text:span><text:line-break/>Frango Inteiro <text:span text:style-name="T57">OK</text:span><text:line-break/>Moela </text:p>
      <text:p text:style-name="P47"/>
      <text:p text:style-name="P48">Peixes</text:p>
      <text:p text:style-name="P47"/>
      <text:p text:style-name="P47"/>
      <text:p text:style-name="P49">Outros / <text:span text:style-name="T59">processados</text:span></text:p>
      <text:p text:style-name="P50"/>
      <text:p text:style-name="P51">Empanado de frango OK</text:p>
      <text:p text:style-name="P52">Linguiça <text:span text:style-name="T60">OK</text:span></text:p>
      <text:p text:style-name="P52">Mortadela <text:span text:style-name="T60">OK</text:span></text:p>
      <text:p text:style-name="P53">Salsicha <text:span text:style-name="T60">OK</text:span></text:p>
      <text:p text:style-name="P47"/>
      <text:p text:style-name="P47"/>
      <text:p text:style-name="P47"/>
      <text:p text:style-name="P47"/>
      <text:p text:style-name="P47"><text:soft-page-break/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Higiene e <text:span text:style-name="T61">cuidados pessoais:</text:span></text:p>
      <text:p text:style-name="P47"/>
      <text:p text:style-name="P54">Sabonetes, <text:span text:style-name="T62">OK</text:span></text:p>
      <text:p text:style-name="P54"/>
      <text:p text:style-name="P54">Shampoos <text:s/><text:span text:style-name="T63">OK</text:span></text:p>
      <text:p text:style-name="P54"/>
      <text:p text:style-name="P54"><text:span text:style-name="T64">Condicionadores </text:span><text:span text:style-name="T63">OK</text:span></text:p>
      <text:p text:style-name="P54"/>
      <text:p text:style-name="P55">Protetor solar, </text:p>
      <text:p text:style-name="P55"/>
      <text:p text:style-name="P54">Cremes <text:span text:style-name="T64">de pele </text:span><text:span text:style-name="T63">OK</text:span></text:p>
      <text:p text:style-name="P54"/>
      <text:p text:style-name="P56"><text:span text:style-name="T64">Desodorantes spray, </text:span><text:span text:style-name="T65">OK</text:span></text:p>
      <text:p text:style-name="P56"><text:span text:style-name="T64">Desodorantes de creme </text:span><text:span text:style-name="T65">OK</text:span></text:p>
      <text:p text:style-name="P56"><text:span text:style-name="T64">Desodorantes rol-on, </text:span><text:span text:style-name="T65">OK</text:span></text:p>
      <text:p text:style-name="P54"><text:span text:style-name="T64">Talcos, </text:span><text:span text:style-name="T65">OK</text:span></text:p>
      <text:p text:style-name="P54"><text:span text:style-name="T18">Algodão, </text:span><text:span text:style-name="T65">OK</text:span></text:p>
      <text:p text:style-name="P54"><text:span text:style-name="T18">Cotonete, </text:span><text:span text:style-name="T62">OK</text:span></text:p>
      <text:p text:style-name="P57">Fio dental OK</text:p>
      <text:p text:style-name="P57">Past<text:span text:style-name="T36">a</text:span> de dente OK</text:p>
      <text:p text:style-name="P58">Cortador de unha, </text:p>
      <text:p text:style-name="P58">Lixas de unha</text:p>
      <text:p text:style-name="P26">Absorvente OK</text:p>
      <text:p text:style-name="P26"/>
      <text:p text:style-name="P59">Papel higiênico <text:span text:style-name="T65">OK</text:span></text:p>
      <text:p text:style-name="P59"/>
      <text:p text:style-name="P59">Papel toalha <text:span text:style-name="T66">OK</text:span></text:p>
      <text:p text:style-name="P60">Pente de cabelos OK</text:p>
      <text:p text:style-name="P61">Loção de limpeza <text:span text:style-name="T66">OK</text:span></text:p>
      <text:p text:style-name="P62">Escova de dentes OK</text:p>
      <text:p text:style-name="P63">Enxaguante bucal<text:line-break/>Pinça<text:line-break/>Aparelho de barbear <text:span text:style-name="T61">OK</text:span><text:line-break/>Lâminas de barbear <text:span text:style-name="T61">OK</text:span><text:line-break/>Creme ou gel de barbear <text:span text:style-name="T61">OK</text:span><text:line-break/>Esponja de banho <text:span text:style-name="T61">OK</text:span><text:line-break/><text:span text:style-name="T67">Lixa para pes</text:span><text:line-break/>Sabonete íntimo</text:p>
      <text:p text:style-name="P63">Óleo capilar<text:line-break/>Escova de cabelo <text:span text:style-name="T67">OK</text:span><text:line-break/><text:line-break/><text:line-break/></text:p>
      <text:p text:style-name="P60"><text:soft-page-break/></text:p>
      <text:p text:style-name="P15"><text:span text:style-name="T15"/></text:p>
      <text:p text:style-name="P15"><text:span text:style-name="T15"/></text:p>
      <text:p text:style-name="P15"><text:span text:style-name="T15"/></text:p>
      <text:p text:style-name="P15"><text:span text:style-name="T15"/></text:p>
      <text:p text:style-name="P15"><text:span text:style-name="T15"/></text:p>
      <text:p text:style-name="P15"><text:span text:style-name="T15"/></text:p>
      <text:p text:style-name="P15"><text:span text:style-name="T15"/></text:p>
      <text:p text:style-name="P15"><text:span text:style-name="T15"/></text:p>
      <text:p text:style-name="P15"><text:span text:style-name="T15"/></text:p>
      <text:p text:style-name="P15"><text:span text:style-name="T15"/></text:p>
      <text:p text:style-name="P15"><text:span text:style-name="T15"/></text:p>
      <text:p text:style-name="P15"><text:span text:style-name="T15"/></text:p>
      <text:p text:style-name="P15"><text:span text:style-name="T15"/></text:p>
      <text:p text:style-name="P15"><text:span text:style-name="T15"/></text:p>
      <text:p text:style-name="P15"><text:span text:style-name="T15"/></text:p>
      <text:p text:style-name="P15"><text:span text:style-name="T15">Limpeza </text:span><text:span text:style-name="T68">doméstica</text:span>– </text:p>
      <text:p text:style-name="P15"/>
      <text:p text:style-name="P64">Aguá sanitária, </text:p>
      <text:p text:style-name="P65">álcool <text:s/></text:p>
      <text:p text:style-name="P66">amaciante OK</text:p>
      <text:p text:style-name="P66"/>
      <text:p text:style-name="P15"><text:span text:style-name="T51">d</text:span>etergentes, <text:span text:style-name="T20">OK</text:span></text:p>
      <text:p text:style-name="P15"/>
      <text:p text:style-name="P15">desinfetantes, <text:span text:style-name="T20">OK</text:span></text:p>
      <text:p text:style-name="P15"/>
      <text:p text:style-name="P15"><text:span text:style-name="T64">sabões em pó, </text:span><text:span text:style-name="T20">OK</text:span></text:p>
      <text:p text:style-name="P15"/>
      <text:p text:style-name="P15"><text:span text:style-name="T64">sabões em barra, </text:span><text:span text:style-name="T20">OK</text:span></text:p>
      <text:p text:style-name="P15"/>
      <text:p text:style-name="P15">esponja <text:span text:style-name="T27">amarela</text:span> <text:span text:style-name="T20">OK</text:span></text:p>
      <text:p text:style-name="P30">bombril OK</text:p>
      <text:p text:style-name="P66">limpa vidros OK</text:p>
      <text:p text:style-name="P67">flanelas, </text:p>
      <text:p text:style-name="P15"><text:span text:style-name="T64">rodos, </text:span><text:span text:style-name="T20">OK</text:span></text:p>
      <text:p text:style-name="P15"><text:span text:style-name="T64">vassouras, </text:span><text:span text:style-name="T20">OK</text:span></text:p>
      <text:p text:style-name="P66">pá de lixo OK</text:p>
      <text:p text:style-name="P66">escova de uso geral OK</text:p>
      <text:p text:style-name="P67">baldes, </text:p>
      <text:p text:style-name="P67">bacias, </text:p>
      <text:p text:style-name="P67">luvas, </text:p>
      <text:p text:style-name="P17">sacos de lixo, </text:p>
      <text:p text:style-name="P17">lixeira <text:span text:style-name="T69">OK</text:span></text:p>
      <text:p text:style-name="P19"/>
      <text:p text:style-name="P19"><text:span text:style-name="T15">Pet Shop</text:span> – Raç<text:span text:style-name="T18">ão de cão, de gato e de pássaros</text:span>, brinquedos, acessórios e outros itens para animais de estimação.</text:p>
      <text:p text:style-name="P19"/>
      <text:p text:style-name="P68">Casa e Cozinha – </text:p>
      <text:p text:style-name="P69">botijão de gás, </text:p>
      <text:p text:style-name="P69">itens elétricos, </text:p>
      <text:p text:style-name="P68"><text:span text:style-name="T70">pratos</text:span><text:span text:style-name="T2">, </text:span></text:p>
      <text:p text:style-name="P70">copos, </text:p>
      <text:p text:style-name="P70"><text:soft-page-break/>talheres,</text:p>
      <text:p text:style-name="P71"><text:span text:style-name="T70">i</text:span><text:span text:style-name="T2">nseticida OK</text:span></text:p>
      <text:p text:style-name="P72">formas de bolos retangulares OK</text:p>
      <text:p text:style-name="P73"><text:span text:style-name="T2"/></text:p>
      <text:p text:style-name="P19"/>
      <text:p text:style-name="P19"><text:span text:style-name="T15">Bazar</text:span> – Produtos sazonais ou especiais, como presentes, utensílios diversos e itens para decoração.</text:p>
      <text:p text:style-name="P7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Helvetica" svg:font-family="Helvetica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2T10:10:24.130000000</meta:creation-date>
    <dc:date>2025-02-05T10:43:36.403000000</dc:date>
    <meta:editing-duration>PT16H52M45S</meta:editing-duration>
    <meta:editing-cycles>70</meta:editing-cycles>
    <meta:generator>LibreOffice/24.8.4.2$Windows_X86_64 LibreOffice_project/bb3cfa12c7b1bf994ecc5649a80400d06cd71002</meta:generator>
    <meta:document-statistic meta:table-count="0" meta:image-count="0" meta:object-count="0" meta:page-count="10" meta:paragraph-count="194" meta:word-count="1028" meta:character-count="6943" meta:non-whitespace-character-count="5921"/>
  </office:meta>
</office:document-meta>
</file>